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D0000009BEF148CA23667FDC6.png" manifest:media-type="image/png"/>
  <manifest:file-entry manifest:full-path="Pictures/10000201000000AB000000A9B480ACDF2C093E0F.png" manifest:media-type="image/png"/>
  <manifest:file-entry manifest:full-path="Pictures/10000201000000C70000009C3525D96A8B2F51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2e285" draw:textarea-horizontal-align="justify" draw:textarea-vertical-align="middle" draw:auto-grow-height="false" fo:min-height="3.15cm" fo:min-width="3.1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Padrão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92e28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000000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custom-shape draw:style-name="gr1" draw:text-style-name="P1" draw:layer="layout" svg:width="3.6cm" svg:height="3.4cm" svg:x="19.478cm" svg:y="6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3.4cm" svg:x="23.878cm" svg:y="2.2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3.4cm" svg:x="13.7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3.4cm" svg:x="9.9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3.4cm" svg:x="0.6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3.4cm" svg:x="4.641cm" svg:y="2.7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3.244cm" svg:height="2.103cm" svg:x="0.6cm" svg:y="6.315cm">
            <draw:image xlink:href="Pictures/10000201000000C70000009C3525D96A8B2F516F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1.872cm" svg:y="8.113cm">
            <draw:text-box>
              <text:p><text:span text:style-name="T1">0</text:span></text:p>
            </draw:text-box>
          </draw:frame>
        </draw:g>
        <draw:g>
          <draw:frame draw:style-name="gr2" draw:text-style-name="P2" draw:layer="layout" svg:width="2.787cm" svg:height="2.278cm" svg:x="4.93cm" svg:y="2.266cm">
            <draw:image xlink:href="Pictures/10000201000000AB000000A9B480ACDF2C093E0F.png" xlink:type="simple" xlink:show="embed" xlink:actuate="onLoad" loext:mime-type="image/png">
              <text:p/>
            </draw:image>
          </draw:frame>
          <draw:frame draw:style-name="gr3" draw:text-style-name="P3" draw:layer="layout" svg:width="1.48cm" svg:height="1.987cm" svg:x="5.669cm" svg:y="4.34cm">
            <draw:text-box>
              <text:p><text:span text:style-name="T1">1</text:span></text:p>
            </draw:text-box>
          </draw:frame>
        </draw:g>
        <draw:g>
          <draw:frame draw:style-name="gr2" draw:text-style-name="P2" draw:layer="layout" svg:width="3.082cm" svg:height="2.09cm" svg:x="19.396cm" svg:y="2.024cm">
            <draw:image xlink:href="Pictures/10000201000000BD0000009BEF148CA23667FDC6.png" xlink:type="simple" xlink:show="embed" xlink:actuate="onLoad" loext:mime-type="image/png">
              <text:p/>
            </draw:image>
          </draw:frame>
          <draw:frame draw:style-name="gr3" draw:text-style-name="P3" draw:layer="layout" svg:width="1.48cm" svg:height="1.987cm" svg:x="20.505cm" svg:y="4.114cm">
            <draw:text-box>
              <text:p><text:span text:style-name="T1">2</text:span></text:p>
            </draw:text-box>
          </draw:frame>
        </draw:g>
        <draw:g>
          <draw:frame draw:style-name="gr2" draw:text-style-name="P2" draw:layer="layout" svg:width="3.244cm" svg:height="2.104cm" svg:x="0.2cm" svg:y="10.9cm">
            <draw:image xlink:href="Pictures/10000201000000C70000009C3525D96A8B2F516F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1.472cm" svg:y="12.698cm">
            <draw:text-box>
              <text:p><text:span text:style-name="T1">0</text:span></text:p>
            </draw:text-box>
          </draw:frame>
        </draw:g>
        <draw:g>
          <draw:frame draw:style-name="gr2" draw:text-style-name="P2" draw:layer="layout" svg:width="2.788cm" svg:height="2.279cm" svg:x="10.5cm" svg:y="6.538cm">
            <draw:image xlink:href="Pictures/10000201000000AB000000A9B480ACDF2C093E0F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11.24cm" svg:y="8.613cm">
            <draw:text-box>
              <text:p><text:span text:style-name="T1">1</text:span></text:p>
            </draw:text-box>
          </draw:frame>
        </draw:g>
        <draw:g>
          <draw:frame draw:style-name="gr2" draw:text-style-name="P2" draw:layer="layout" svg:width="3.081cm" svg:height="2.09cm" svg:x="4.6cm" svg:y="6.423cm">
            <draw:image xlink:href="Pictures/10000201000000BD0000009BEF148CA23667FDC6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5.709cm" svg:y="8.513cm">
            <draw:text-box>
              <text:p><text:span text:style-name="T1">2</text:span></text:p>
            </draw:text-box>
          </draw:frame>
        </draw:g>
        <draw:g>
          <draw:frame draw:style-name="gr2" draw:text-style-name="P2" draw:layer="layout" svg:width="2.787cm" svg:height="2.279cm" svg:x="10.513cm" svg:y="10.738cm">
            <draw:image xlink:href="Pictures/10000201000000AB000000A9B480ACDF2C093E0F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11.252cm" svg:y="12.813cm">
            <draw:text-box>
              <text:p><text:span text:style-name="T1">1</text:span></text:p>
            </draw:text-box>
          </draw:frame>
        </draw:g>
        <draw:g>
          <draw:frame draw:style-name="gr2" draw:text-style-name="P2" draw:layer="layout" svg:width="3.244cm" svg:height="2.103cm" svg:x="0.699cm" svg:y="2.34cm">
            <draw:image xlink:href="Pictures/10000201000000C70000009C3525D96A8B2F516F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1.971cm" svg:y="4.137cm">
            <draw:text-box>
              <text:p><text:span text:style-name="T1">0</text:span></text:p>
            </draw:text-box>
          </draw:frame>
        </draw:g>
        <draw:g>
          <draw:frame draw:style-name="gr2" draw:text-style-name="P2" draw:layer="layout" svg:width="3.082cm" svg:height="2.09cm" svg:x="19.478cm" svg:y="6.624cm">
            <draw:image xlink:href="Pictures/10000201000000BD0000009BEF148CA23667FDC6.png" xlink:type="simple" xlink:show="embed" xlink:actuate="onLoad" loext:mime-type="image/png">
              <text:p/>
            </draw:image>
          </draw:frame>
          <draw:frame draw:style-name="gr3" draw:text-style-name="P3" draw:layer="layout" svg:width="1.48cm" svg:height="1.987cm" svg:x="20.587cm" svg:y="8.714cm">
            <draw:text-box>
              <text:p><text:span text:style-name="T1">2</text:span></text:p>
            </draw:text-box>
          </draw:frame>
        </draw:g>
        <draw:g>
          <draw:frame draw:style-name="gr2" draw:text-style-name="P2" draw:layer="layout" svg:width="3.244cm" svg:height="2.104cm" svg:x="4.4cm" svg:y="11.3cm">
            <draw:image xlink:href="Pictures/10000201000000C70000009C3525D96A8B2F516F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5.672cm" svg:y="13.098cm">
            <draw:text-box>
              <text:p><text:span text:style-name="T1">0</text:span></text:p>
            </draw:text-box>
          </draw:frame>
        </draw:g>
        <draw:g>
          <draw:frame draw:style-name="gr2" draw:text-style-name="P2" draw:layer="layout" svg:width="2.787cm" svg:height="2.278cm" svg:x="10.3cm" svg:y="2cm">
            <draw:image xlink:href="Pictures/10000201000000AB000000A9B480ACDF2C093E0F.png" xlink:type="simple" xlink:show="embed" xlink:actuate="onLoad" loext:mime-type="image/png">
              <text:p/>
            </draw:image>
          </draw:frame>
          <draw:frame draw:style-name="gr3" draw:text-style-name="P3" draw:layer="layout" svg:width="1.48cm" svg:height="1.987cm" svg:x="11.039cm" svg:y="4.074cm">
            <draw:text-box>
              <text:p><text:span text:style-name="T1">1</text:span></text:p>
            </draw:text-box>
          </draw:frame>
        </draw:g>
        <draw:g>
          <draw:frame draw:style-name="gr2" draw:text-style-name="P2" draw:layer="layout" svg:width="2.787cm" svg:height="2.279cm" svg:x="14.9cm" svg:y="11.2cm">
            <draw:image xlink:href="Pictures/10000201000000AB000000A9B480ACDF2C093E0F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15.639cm" svg:y="13.275cm">
            <draw:text-box>
              <text:p><text:span text:style-name="T1">1</text:span></text:p>
            </draw:text-box>
          </draw:frame>
        </draw:g>
        <draw:g>
          <draw:frame draw:style-name="gr2" draw:text-style-name="P2" draw:layer="layout" svg:width="3.081cm" svg:height="2.09cm" svg:x="13.9cm" svg:y="6.523cm">
            <draw:image xlink:href="Pictures/10000201000000BD0000009BEF148CA23667FDC6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15.009cm" svg:y="8.613cm">
            <draw:text-box>
              <text:p><text:span text:style-name="T1">2</text:span></text:p>
            </draw:text-box>
          </draw:frame>
        </draw:g>
        <draw:g>
          <draw:frame draw:style-name="gr2" draw:text-style-name="P2" draw:layer="layout" svg:width="3.244cm" svg:height="2.104cm" svg:x="14.3cm" svg:y="2.2cm">
            <draw:image xlink:href="Pictures/10000201000000C70000009C3525D96A8B2F516F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15.572cm" svg:y="3.998cm">
            <draw:text-box>
              <text:p><text:span text:style-name="T1">0</text:span></text:p>
            </draw:text-box>
          </draw:frame>
        </draw:g>
        <draw:g>
          <draw:frame draw:style-name="gr2" draw:text-style-name="P2" draw:layer="layout" svg:width="3.244cm" svg:height="2.104cm" svg:x="24.078cm" svg:y="2.224cm">
            <draw:image xlink:href="Pictures/10000201000000C70000009C3525D96A8B2F516F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25.35cm" svg:y="4.022cm">
            <draw:text-box>
              <text:p><text:span text:style-name="T1">0</text:span></text:p>
            </draw:text-box>
          </draw:frame>
        </draw:g>
        <draw:g>
          <draw:frame draw:style-name="gr2" draw:text-style-name="P2" draw:layer="layout" svg:width="3.081cm" svg:height="2.09cm" svg:x="19.997cm" svg:y="10.824cm">
            <draw:image xlink:href="Pictures/10000201000000BD0000009BEF148CA23667FDC6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21.106cm" svg:y="12.914cm">
            <draw:text-box>
              <text:p><text:span text:style-name="T1">2</text:span></text:p>
            </draw:text-box>
          </draw:frame>
        </draw:g>
        <draw:g>
          <draw:frame draw:style-name="gr2" draw:text-style-name="P2" draw:layer="layout" svg:width="3.081cm" svg:height="2.09cm" svg:x="24.278cm" svg:y="11.147cm">
            <draw:image xlink:href="Pictures/10000201000000BD0000009BEF148CA23667FDC6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25.387cm" svg:y="13.237cm">
            <draw:text-box>
              <text:p><text:span text:style-name="T1">2</text:span></text:p>
            </draw:text-box>
          </draw:frame>
        </draw:g>
        <draw:g>
          <draw:frame draw:style-name="gr2" draw:text-style-name="P2" draw:layer="layout" svg:width="2.788cm" svg:height="2.279cm" svg:x="24.478cm" svg:y="6.562cm">
            <draw:image xlink:href="Pictures/10000201000000AB000000A9B480ACDF2C093E0F.png" xlink:type="simple" xlink:show="embed" xlink:actuate="onLoad" loext:mime-type="image/png">
              <text:p/>
            </draw:image>
          </draw:frame>
          <draw:frame draw:style-name="gr3" draw:text-style-name="P3" draw:layer="layout" svg:width="1.479cm" svg:height="1.987cm" svg:x="25.218cm" svg:y="8.637cm">
            <draw:text-box>
              <text:p><text:span text:style-name="T1">1</text:span></text:p>
            </draw:text-box>
          </draw:frame>
        </draw:g>
        <draw:line draw:style-name="gr4" draw:text-style-name="P4" draw:layer="layout" svg:x1="9.2cm" svg:y1="0.2cm" svg:x2="9.2cm" svg:y2="15.75cm">
          <text:p/>
        </draw:line>
        <draw:line draw:style-name="gr4" draw:text-style-name="P4" draw:layer="layout" svg:x1="18.6cm" svg:y1="0cm" svg:x2="18.6cm" svg:y2="16.2cm">
          <text:p/>
        </draw:line>
        <draw:frame draw:style-name="gr5" draw:text-style-name="P5" draw:layer="layout" svg:width="1.84cm" svg:height="0.962cm" svg:x="1.2cm" svg:y="0.8cm">
          <draw:text-box>
            <text:p>User</text:p>
          </draw:text-box>
        </draw:frame>
        <draw:frame draw:style-name="gr6" draw:text-style-name="P5" draw:layer="layout" svg:width="1.243cm" svg:height="0.962cm" svg:x="6cm" svg:y="1cm">
          <draw:text-box>
            <text:p>Pc</text:p>
          </draw:text-box>
        </draw:frame>
        <draw:frame draw:style-name="gr5" draw:text-style-name="P5" draw:layer="layout" svg:width="1.84cm" svg:height="0.962cm" svg:x="10.6cm" svg:y="0.6cm">
          <draw:text-box>
            <text:p>User</text:p>
          </draw:text-box>
        </draw:frame>
        <draw:frame draw:style-name="gr6" draw:text-style-name="P5" draw:layer="layout" svg:width="1.243cm" svg:height="0.962cm" svg:x="15.4cm" svg:y="0.8cm">
          <draw:text-box>
            <text:p>Pc</text:p>
          </draw:text-box>
        </draw:frame>
        <draw:frame draw:style-name="gr5" draw:text-style-name="P5" draw:layer="layout" svg:width="1.84cm" svg:height="0.962cm" svg:x="20.2cm" svg:y="0.438cm">
          <draw:text-box>
            <text:p>User</text:p>
          </draw:text-box>
        </draw:frame>
        <draw:frame draw:style-name="gr6" draw:text-style-name="P5" draw:layer="layout" svg:width="1.243cm" svg:height="0.962cm" svg:x="25cm" svg:y="0.638cm">
          <draw:text-box>
            <text:p>Pc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3:32:28.158668227</meta:creation-date>
    <dc:date>2021-06-14T17:07:36.883159220</dc:date>
    <meta:editing-duration>PT21H18M42S</meta:editing-duration>
    <meta:editing-cycles>2</meta:editing-cycles>
    <meta:generator>LibreOffice/6.4.3.2$Linux_X86_64 LibreOffice_project/747b5d0ebf89f41c860ec2a39efd7cb15b54f2d8</meta:generator>
    <meta:document-statistic meta:object-count="91"/>
  </office:meta>
</office:document-meta>
</file>